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bb9" officeooo:paragraph-rsid="000eabb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abb9" officeooo:paragraph-rsid="000eabb9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Quest</text:p>
      <text:p text:style-name="P1"/>
      <text:p text:style-name="P1"><text:span text:style-name="T1">Story:</text:span> You wake up in the forest with no recollection of anything. The goal is to find out that you are the Queen of a Queendom. But you can’t take your helmet off at first. At one point you realize that you are a woman. Then you find out you are the Queen, and you have to survive to your last assassination attempt to win the game.</text:p>
      <text:p text:style-name="P1"/>
      <text:p text:style-name="P1">First decision, chose direction: </text:p>
      <text:p text:style-name="P1">- North: One Wolf</text:p>
      <text:p text:style-name="P1">- East: A thief</text:p>
      <text:p text:style-name="P1">- West: 2 Wolves</text:p>
      <text:p text:style-name="P1">- South: A band of thieves</text:p>
      <text:p text:style-name="P1"/>
      <text:p text:style-name="P1">Etc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4:29:12.525483589</meta:creation-date>
    <dc:date>2020-10-11T23:00:38.895563528</dc:date>
    <meta:editing-duration>PT8H21M16S</meta:editing-duration>
    <meta:editing-cycles>1</meta:editing-cycles>
    <meta:document-statistic meta:table-count="0" meta:image-count="0" meta:object-count="0" meta:page-count="1" meta:paragraph-count="8" meta:word-count="92" meta:character-count="453" meta:non-whitespace-character-count="368"/>
    <meta:generator>LibreOffice/6.4.6.2$Linux_X86_64 LibreOffice_project/40$Build-2</meta:generator>
  </office:meta>
</office:document-meta>
</file>